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e852" officeooo:paragraph-rsid="000fe852"/>
    </style:style>
    <style:style style:name="T1" style:family="text">
      <style:text-properties officeooo:rsid="00119c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A<text:line-break/>This lab introduces the basic concepts of the assembly language such as adding, subtracting, shifting and logical operations. <text:line-break/></text:p>
      <text:p text:style-name="P1">A1a.asm<text:line-break/>This example explains the basic arithmetic operation where we use addi for the register and constant adding and add for the two registers adding. <text:line-break/><text:line-break/>A1b.asm<text:line-break/>Another adding example where we assigned the integer 2 to the register x6 and then we added the x6 and constant 3 and assigned it to the register x5.<text:line-break/><text:line-break/>A1c.asm<text:line-break/>This example explains how we can use the addi operator as a subtracting operator. X6 is holding the value 2 and x7 is negative value which is -3 and we added them and assigned this value to the x5.<text:line-break/><text:line-break/>A1d.asm<text:line-break/>In this example, sub operator is introduced and we can use this operator as the two registers difference.<text:line-break/><text:line-break/>Aex1a.asm<text:line-break/>I solved this exercise by basically assigning the 11 to the register x6 and then I added -6 to the register x6 value. So, I completed the subtracting operation with 2 addi operators.<text:line-break/><text:line-break/>Aex1b.asm<text:line-break/>In this exercise, this time I used the sub operator to subtract 6 from 11 and assigned the value to the x5.<text:line-break/><text:line-break/>Aex1c.asm<text:line-break/>I solved this exercise by basically assigning the value to the registers after the minus distribution of the second part. 1024 – 512 – 256 + 128. I found the results by adding all these values and assigned the result to the x5.<text:line-break/><text:line-break/>A2a.asm<text:line-break/>slli(shift left logic immediate) operator takes the given value in the register and and shift its bits to the left while filling it with the zeros. Every 1 bit shift multiplies the number by 2. Because in binary each shifting left means one more power of the 2.<text:line-break/><text:line-break/>a2b.asm<text:line-break/>srli(shif right logic immediate) operator is the opposite of the shifting left. While shifting left means multiplication with power of 2, shifting right means division with the power of 2. As we saw in this example shifting with 3 means 2^3 which is 8. and 88 / 8 = 11.<text:line-break/><text:line-break/>a2c.asm<text:line-break/>In this example, when using slli with the negative values we do not get the correct answer. Because shifting with logical immediate can effect the sign of the value we want to divide. <text:line-break/><text:line-break/>A2d.asm<text:line-break/>To fix the mistake in the previous example where we cannot divide negative values properly. This example introduces the srai(shift right arithmetic immediate)which enables us to keep the sign bit which is 1 for the negative numbers and completed the division properly.<text:line-break/><text:soft-page-break/><text:line-break/>A2e.asm<text:line-break/>In this example we first assigned the value 291 in hexadecimal to the register x6 and then we multiplied this with 2^56 and assigned it to the x7. After doing that we divided it with the 2^60 and got the resulting value 2 in register x5.<text:line-break/><text:line-break/>Aex2a.asm<text:line-break/>I solved this by adding 888 to the register after that I shifted it right logic immediate to divide it with 8 and then I assigned the value 123 to the register x7 and shifted it 2 left logic immediate to multiply this with the 4 and then subtracted these two values I got. Lastly shifted it 1 left logic immediate to get the result after multiplication with 2.<text:line-break/><text:line-break/>aex2b.asm <text:line-break/>First I assigned the value -1 to the register x6 which is 0xFFF.. in hexadecimal. After that I multiplied this with 2^32 and got the result as 0xFFFFFFFF00000000.<text:line-break/><text:line-break/>Aex2c.asm<text:line-break/>I solved this by assigning 0x12 to the register x5 and then I shifted it left with slli operator. After doing that I added 0x34 and shifted it as well. To be honest I tried couple of times to how to bring 12 and 34 together in the regs window and I achieved this with shifting 8 of 0x12 and then shifting 0x34 by 32.<text:line-break/><text:line-break/>a3a.asm<text:line-break/>This example introduces the andi operator where we are comparing register and constant values with their binary representations. After this comparison we divided it with the 2^4 which is 16 and got the result 2 in register x5.<text:line-break/><text:line-break/>A3b.asm<text:line-break/>Or is another bitwise operator we use to combine sequences of bits. Since it is not immediate we can only use this with the registers not with the constants. <text:line-break/><text:line-break/>A3c.asm<text:line-break/>This example explains how xori operator works. This is used as the flipping the sequence of bits. Immediate again means that we can use this with constants. 291 is assigned to the register x6 and then negating all with -1 and we get the result as -292.<text:line-break/><text:line-break/>aex3a.asm<text:line-break/>Just like the previous example we first added -5 to the register x5 and then with the xori operation we negated it with -1 and got the 4 as a result. And then we added 1 to the result and converted the -5 to the +5.<text:line-break/><text:line-break/>aex3b.asm<text:line-break/>I solved this question with xori operator. First I assigned the 1234, 567, 89 after that I distributed the – inside the parenthesis with the xori operator but if comes with the result of -568 and -90 to fix this I added 1 to both and then added these negative values to the 1234 and assigned it to the register x5.<text:line-break/><text:line-break/>Aex3c.asm<text:line-break/>First assigned the number as hexadecimal to the x6. After that I used bitwise operator andi to to get the 3 out of 0x123. And then I shifted the 0x123 and got the 0x12. And then to move the 3 to the front I multiplied this with 2^60. So after that I just combined these two bit sequence and assigned it to <text:soft-page-break/>register x5.<text:line-break/><text:line-break/>A4a.asm<text:line-break/>This example introduces the loading upper and lower immediate. Lui instruction enables us to store the most significant 20 bits and using addi enables us to store least significant 12 bits.<text:line-break/><text:line-break/>A4b.asm<text:line-break/>We improved the above example stored the most significant 20 bits and least significant 12 bits after that we added 3 to the most significant 20 bits of the x6 register’s value and assigned the result at the x5.<text:line-break/><text:line-break/>A4c.asm<text:line-break/>shorter version of the previous example where we do not use x7 register and just adding the constant and getting the same result.<text:line-break/><text:line-break/>A4d.asm<text:line-break/>this example is just showing us how to use the equivalent command and getting the most significant bit.<text:line-break/><text:line-break/>A4e.asm<text:line-break/>This example shows us the wrong use of the lui command. We have wrong result because of the addi sees the value as signed integer and extends the sign and completes the program according to this.<text:line-break/><text:line-break/>A4f.asm<text:line-break/>we fixed this by making it the unsigned and we achieved this by adding 1 to the x5.<text:line-break/><text:line-break/>A4g.asm<text:line-break/>in this example we first defined the b20 and b12 and then we got the same result as the previous example. We basically combined the equivalent command with the loading upper immediate example in the previous one and got the same result.<text:line-break/><text:line-break/>A4h.asm<text:line-break/>This is the shorter way of the previous example. Where we do not need three registers and equ command.<text:line-break/><text:line-break/>A4i.asm<text:line-break/>c is defined and after that it is combined with the 0xffff. And loaded the upped and lower bits to the register x6. Similar thing is done for the register x7 and then shifted left logic immediate with 32. After that it is combined with x6 with the or operator and assigned to x5.<text:line-break/><text:line-break/>Aex4a.asm<text:line-break/>with the lui and addi commands first I loaded the upper of value 8000 since I cannot use it with addi because out of range of the immediate. After correctly loading my large value I basically added the -10 and got the correct result.<text:line-break/><text:line-break/>Aex4b.asm<text:line-break/>Working with the negative values can be a little tricky, I used the same logic from the previous exercise but it didn’t work after that I removed the + 1 from and added the “-” to the front to keep the negative sign and then I added 10 and got the result.<text:line-break/><text:line-break/><text:soft-page-break/><text:span text:style-name="T1">In this lab it was difficult for me to understand the shifting operators because it looks complicated and difficult to understand. And lui method I did not understand fully. I think it will be much more clear as we do more exercises with it. Other methods were basics of the assembly which are not difficult to understand.</text:spa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14:32:49.491971021</meta:creation-date>
    <dc:date>2023-09-21T17:14:17.059592021</dc:date>
    <meta:editing-duration>PT2H41M27S</meta:editing-duration>
    <meta:editing-cycles>2</meta:editing-cycles>
    <meta:generator>LibreOffice/7.4.7.2$Linux_X86_64 LibreOffice_project/723314e595e8007d3cf785c16538505a1c878ca5</meta:generator>
    <meta:document-statistic meta:table-count="0" meta:image-count="0" meta:object-count="0" meta:page-count="4" meta:paragraph-count="2" meta:word-count="1356" meta:character-count="7467" meta:non-whitespace-character-count="6071"/>
  </office:meta>
</office:document-meta>
</file>